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6c67" officeooo:paragraph-rsid="00086c67"/>
    </style:style>
    <style:style style:name="P2" style:family="paragraph" style:parent-style-name="Standard">
      <style:text-properties fo:font-weight="bold" officeooo:rsid="0009c6d6" officeooo:paragraph-rsid="0009c6d6" style:font-weight-asian="bold" style:font-weight-complex="bold"/>
    </style:style>
    <style:style style:name="P3" style:family="paragraph" style:parent-style-name="Standard">
      <style:text-properties fo:font-weight="bold" officeooo:rsid="000ac99a" officeooo:paragraph-rsid="000ac99a" style:font-weight-asian="bold" style:font-weight-complex="bold"/>
    </style:style>
    <style:style style:name="P4" style:family="paragraph" style:parent-style-name="Standard">
      <style:text-properties fo:font-weight="bold" officeooo:rsid="000ad690" officeooo:paragraph-rsid="000ad690" style:font-weight-asian="bold" style:font-weight-complex="bold"/>
    </style:style>
    <style:style style:name="P5" style:family="paragraph" style:parent-style-name="Standard">
      <style:text-properties fo:font-weight="normal" officeooo:rsid="0009c6d6" officeooo:paragraph-rsid="0009c6d6" style:font-weight-asian="normal" style:font-weight-complex="normal"/>
    </style:style>
    <style:style style:name="P6" style:family="paragraph" style:parent-style-name="Standard">
      <style:text-properties fo:font-weight="normal" officeooo:rsid="000ad690" officeooo:paragraph-rsid="000ad690" style:font-weight-asian="normal" style:font-weight-complex="normal"/>
    </style:style>
    <style:style style:name="T1" style:family="text">
      <style:text-properties officeooo:rsid="0009c6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 4 LTP HASKELL</text:p>
      <text:p text:style-name="P1"/>
      <text:p text:style-name="P3">Ediciño i carrega de programes.</text:p>
      <text:p text:style-name="P1">ghci per a carregar Haskell en la consola.</text:p>
      <text:p text:style-name="P1">:load NomArxiu.hs<text:tab/>per a carregar el modul</text:p>
      <text:p text:style-name="P1">:r per a recarregar el modul, per si fem algun canvi.</text:p>
      <text:p text:style-name="P1">:q per a eixir del ghci</text:p>
      <text:p text:style-name="P1"/>
      <text:p text:style-name="P1"/>
      <text:p text:style-name="P2">Afegint perfil a les funcions.</text:p>
      <text:p text:style-name="P5">Si no l’afegim, Haskell interpreta el que puguem voler dir… amb :t NomModul podem veure el perfil que interperta Haskell si no l’hem definit.</text:p>
      <text:p text:style-name="P5"/>
      <text:p text:style-name="P1"><text:span text:style-name="T1">E</text:span>ls tipus entre claudator son llistes. Si tenim [Char] significa que tenim una llista de caracters, que es un String.</text:p>
      <text:p text:style-name="P1"/>
      <text:p text:style-name="P4">Tipus</text:p>
      <text:p text:style-name="P6">Si quan declarem una funcio la declarem de una manera en pla (Char,Int) → String</text:p>
      <text:p text:style-name="P6">pero la cridem passantli (10,’a’) (que es un (Int,Char) va a fallar. Ens ajuda a detectar fallos.</text:p>
      <text:p text:style-name="P6"/>
      <text:p text:style-name="P4">Creant moduls…</text:p>
      <text:p text:style-name="P6">Sintxi:</text:p>
      <text:p text:style-name="P6">module NomModul where</text:p>
      <text:p text:style-name="P6"><text:tab/>…</text:p>
      <text:p text:style-name="P6"><text:tab/>Definicio de funcions etc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6:19:58.625000000</meta:creation-date>
    <dc:date>2020-11-05T16:45:28.947000000</dc:date>
    <meta:editing-duration>PT3M18S</meta:editing-duration>
    <meta:editing-cycles>3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17" meta:word-count="134" meta:character-count="752" meta:non-whitespace-character-count="633"/>
  </office:meta>
</office:document-meta>
</file>